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59552" calcext:value-type="float">
            <text:p>11.98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626" calcext:value-type="float">
            <text:p>11.9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6824615385" calcext:value-type="float">
            <text:p>11.96668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01491428571" calcext:value-type="float">
            <text:p>11.9701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18082758621" calcext:value-type="float">
            <text:p>11.9718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0664827586" calcext:value-type="float">
            <text:p>11.97506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3134285714" calcext:value-type="float">
            <text:p>11.97831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9462068966" calcext:value-type="float">
            <text:p>11.9849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26825714286" calcext:value-type="float">
            <text:p>11.9926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1351724138" calcext:value-type="float">
            <text:p>11.9991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7493333333" calcext:value-type="float">
            <text:p>12.0067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47955862069" calcext:value-type="float">
            <text:p>12.01479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7847483871" calcext:value-type="float">
            <text:p>12.0778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9776" calcext:value-type="float">
            <text:p>12.0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29197419355" calcext:value-type="float">
            <text:p>12.1029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72224" calcext:value-type="float">
            <text:p>12.11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67427096774" calcext:value-type="float">
            <text:p>12.1367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74598709677" calcext:value-type="float">
            <text:p>12.1474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884" calcext:value-type="float">
            <text:p>12.15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7692903226" calcext:value-type="float">
            <text:p>12.152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3392" calcext:value-type="float">
            <text:p>12.1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5223225806" calcext:value-type="float">
            <text:p>12.1555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9202857143" calcext:value-type="float">
            <text:p>12.15292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64072258065" calcext:value-type="float">
            <text:p>12.1564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18438709677" calcext:value-type="float">
            <text:p>12.171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45248" calcext:value-type="float">
            <text:p>12.17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6113548387" calcext:value-type="float">
            <text:p>12.1796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9096" calcext:value-type="float">
            <text:p>12.17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2180645161" calcext:value-type="float">
            <text:p>12.179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5587096774" calcext:value-type="float">
            <text:p>12.188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4496" calcext:value-type="float">
            <text:p>12.18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4650322581" calcext:value-type="float">
            <text:p>12.176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2696" calcext:value-type="float">
            <text:p>12.1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6239483871" calcext:value-type="float">
            <text:p>12.166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2414285714" calcext:value-type="float">
            <text:p>12.1642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1747096774" calcext:value-type="float">
            <text:p>12.1641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8717241379" calcext:value-type="float">
            <text:p>12.1378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63494193548" calcext:value-type="float">
            <text:p>12.136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09384" calcext:value-type="float">
            <text:p>12.13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8289032258" calcext:value-type="float">
            <text:p>12.1258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54761290323" calcext:value-type="float">
            <text:p>12.105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86296" calcext:value-type="float">
            <text:p>12.09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840516129" calcext:value-type="float">
            <text:p>12.095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972" calcext:value-type="float">
            <text:p>12.09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86918709677" calcext:value-type="float">
            <text:p>12.0986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93182222222" calcext:value-type="float">
            <text:p>12.09931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4048" calcext:value-type="float">
            <text:p>12.10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02871111111" calcext:value-type="float">
            <text:p>12.0902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8303448276" calcext:value-type="float">
            <text:p>12.095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52896551724" calcext:value-type="float">
            <text:p>12.105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82816" calcext:value-type="float">
            <text:p>12.10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9798" calcext:value-type="float">
            <text:p>12.09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8844137931" calcext:value-type="float">
            <text:p>12.09488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69" calcext:value-type="float">
            <text:p>12.02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9906206897" calcext:value-type="float">
            <text:p>12.02499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33872" calcext:value-type="float">
            <text:p>12.01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08765714286" calcext:value-type="float">
            <text:p>12.0208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3943483871" calcext:value-type="float">
            <text:p>12.0839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9912" calcext:value-type="float">
            <text:p>12.14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8779354839" calcext:value-type="float">
            <text:p>12.2108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8384" calcext:value-type="float">
            <text:p>12.21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0340645161" calcext:value-type="float">
            <text:p>12.2310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8379354839" calcext:value-type="float">
            <text:p>12.2718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08872" calcext:value-type="float">
            <text:p>12.33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1963870968" calcext:value-type="float">
            <text:p>12.3621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0248" calcext:value-type="float">
            <text:p>12.36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77718709677" calcext:value-type="float">
            <text:p>12.357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67948571429" calcext:value-type="float">
            <text:p>12.3467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6949677419" calcext:value-type="float">
            <text:p>12.344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1501935484" calcext:value-type="float">
            <text:p>12.312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31504" calcext:value-type="float">
            <text:p>12.30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72745806452" calcext:value-type="float">
            <text:p>12.2872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0984" calcext:value-type="float">
            <text:p>12.26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2526451613" calcext:value-type="float">
            <text:p>12.2592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5713548387" calcext:value-type="float">
            <text:p>12.2405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0896" calcext:value-type="float">
            <text:p>12.22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96807741936" calcext:value-type="float">
            <text:p>12.1696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98792" calcext:value-type="float">
            <text:p>12.13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1094193548" calcext:value-type="float">
            <text:p>12.121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8737142857" calcext:value-type="float">
            <text:p>12.1068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80441290323" calcext:value-type="float">
            <text:p>12.0780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50655483871" calcext:value-type="float">
            <text:p>12.065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7756" calcext:value-type="float">
            <text:p>12.01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054" calcext:value-type="float">
            <text:p>11.9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70742068965" calcext:value-type="float">
            <text:p>12.247074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18147096774" calcext:value-type="float">
            <text:p>12.3318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72108387097" calcext:value-type="float">
            <text:p>12.3672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26016" calcext:value-type="float">
            <text:p>12.38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1917419355" calcext:value-type="float">
            <text:p>12.374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39072" calcext:value-type="float">
            <text:p>12.36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5215483871" calcext:value-type="float">
            <text:p>12.35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2911428571" calcext:value-type="float">
            <text:p>12.3442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38100645161" calcext:value-type="float">
            <text:p>12.3438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72529655172" calcext:value-type="float">
            <text:p>12.33725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3576" calcext:value-type="float">
            <text:p>12.33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248516129" calcext:value-type="float">
            <text:p>12.312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98992" calcext:value-type="float">
            <text:p>12.29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64185806452" calcext:value-type="float">
            <text:p>12.2964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76678709677" calcext:value-type="float">
            <text:p>12.2876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86648" calcext:value-type="float">
            <text:p>12.27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24278709677" calcext:value-type="float">
            <text:p>12.2724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43392" calcext:value-type="float">
            <text:p>12.26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80438709677" calcext:value-type="float">
            <text:p>12.248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99423448276" calcext:value-type="float">
            <text:p>12.22994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99930322581" calcext:value-type="float">
            <text:p>12.2099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7362580645" calcext:value-type="float">
            <text:p>12.1957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70648" calcext:value-type="float">
            <text:p>12.17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4332903226" calcext:value-type="float">
            <text:p>12.1314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3472" calcext:value-type="float">
            <text:p>12.0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95249032258" calcext:value-type="float">
            <text:p>11.9795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50771612903" calcext:value-type="float">
            <text:p>12.0350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2576" calcext:value-type="float">
            <text:p>12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34281290323" calcext:value-type="float">
            <text:p>12.483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6192" calcext:value-type="float">
            <text:p>12.47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5646451613" calcext:value-type="float">
            <text:p>12.4695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1888571429" calcext:value-type="float">
            <text:p>12.4511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58978064516" calcext:value-type="float">
            <text:p>12.4558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1786666667" calcext:value-type="float">
            <text:p>12.5631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5728" calcext:value-type="float">
            <text:p>12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8114285714" calcext:value-type="float">
            <text:p>12.5338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63955555556" calcext:value-type="float">
            <text:p>12.5063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0589090909" calcext:value-type="float">
            <text:p>12.59405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17493333333" calcext:value-type="float">
            <text:p>12.6417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97173333333" calcext:value-type="float">
            <text:p>12.6397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1072" calcext:value-type="float">
            <text:p>12.6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98115555556" calcext:value-type="float">
            <text:p>12.65981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2351428571" calcext:value-type="float">
            <text:p>12.6582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72576" calcext:value-type="float">
            <text:p>12.786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0408571429" calcext:value-type="float">
            <text:p>12.79104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26184" calcext:value-type="float">
            <text:p>12.87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60132413793" calcext:value-type="float">
            <text:p>12.87601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9016" calcext:value-type="float">
            <text:p>12.87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17939310345" calcext:value-type="float">
            <text:p>12.88179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41576" calcext:value-type="float">
            <text:p>12.8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79168" calcext:value-type="float">
            <text:p>12.89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58777931035" calcext:value-type="float">
            <text:p>12.89587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2376" calcext:value-type="float">
            <text:p>12.89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4513103448" calcext:value-type="float">
            <text:p>12.89945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3392" calcext:value-type="float">
            <text:p>12.8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37644444444" calcext:value-type="float">
            <text:p>12.90376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35392" calcext:value-type="float">
            <text:p>12.905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0826666667" calcext:value-type="float">
            <text:p>12.9380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072" calcext:value-type="float">
            <text:p>13.0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5688421053" calcext:value-type="float">
            <text:p>13.033568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6674285714" calcext:value-type="float">
            <text:p>13.0326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4385" calcext:value-type="float">
            <text:p>13.0334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48" calcext:value-type="float">
            <text:p>13.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3784" calcext:value-type="float">
            <text:p>13.0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1752" calcext:value-type="float">
            <text:p>13.0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48" calcext:value-type="float">
            <text:p>13.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832" calcext:value-type="float">
            <text:p>13.0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3784" calcext:value-type="float">
            <text:p>13.0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198" calcext:value-type="float">
            <text:p>13.014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74" meta:object-count="0"/>
    <meta:user-defined meta:name="AppVersion">3.0</meta:user-defined>
  </office:meta>
</office:document-meta>
</file>